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ela1" style:family="table">
      <style:table-properties style:width="15.24cm" fo:margin-left="-0.191cm" fo:margin-top="0cm" fo:margin-bottom="0cm" table:align="left" style:writing-mode="lr-tb"/>
    </style:style>
    <style:style style:name="Tabela1.A" style:family="table-column">
      <style:table-column-properties style:column-width="3.378cm"/>
    </style:style>
    <style:style style:name="Tabela1.B" style:family="table-column">
      <style:table-column-properties style:column-width="5.313cm"/>
    </style:style>
    <style:style style:name="Tabela1.C" style:family="table-column">
      <style:table-column-properties style:column-width="6.549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officeooo:rsid="0000ccf0" officeooo:paragraph-rsid="0000ccf0"/>
    </style:style>
    <style:style style:name="P2" style:family="paragraph" style:parent-style-name="Standard">
      <style:text-properties officeooo:paragraph-rsid="0000ccf0"/>
    </style:style>
    <style:style style:name="P3" style:family="paragraph" style:parent-style-name="Standard">
      <style:paragraph-properties fo:text-align="justify" style:justify-single-word="false"/>
      <style:text-properties officeooo:paragraph-rsid="0000ccf0"/>
    </style:style>
    <style:style style:name="P4" style:family="paragraph" style:parent-style-name="Standard">
      <style:text-properties officeooo:rsid="00025ee8" officeooo:paragraph-rsid="00025ee8"/>
    </style:style>
    <style:style style:name="P5" style:family="paragraph" style:parent-style-name="Standard">
      <style:text-properties officeooo:paragraph-rsid="00025ee8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mbria" fo:font-size="11pt" fo:language="en" fo:country="US" officeooo:paragraph-rsid="000434be" style:letter-kerning="false" style:font-name-asian="ＭＳ 明朝" style:font-size-asian="11pt" style:language-asian="en" style:country-asian="US" style:font-name-complex="F" style:font-size-complex="11pt" style:language-complex="ar" style:country-complex="SA"/>
    </style:style>
    <style:style style:name="P7" style:family="paragraph" style:parent-style-name="Standard">
      <style:text-properties officeooo:paragraph-rsid="000434be"/>
    </style:style>
    <style:style style:name="P8" style:family="paragraph" style:parent-style-name="Standard">
      <style:text-properties officeooo:rsid="000434be" officeooo:paragraph-rsid="000434be"/>
    </style:style>
    <style:style style:name="P9" style:family="paragraph" style:parent-style-name="Standard">
      <style:text-properties officeooo:rsid="0006134e" officeooo:paragraph-rsid="0006134e"/>
    </style:style>
    <style:style style:name="T1" style:family="text">
      <style:text-properties officeooo:rsid="0000ccf0"/>
    </style:style>
    <style:style style:name="T2" style:family="text">
      <style:text-properties officeooo:rsid="00025ee8"/>
    </style:style>
    <style:style style:name="T3" style:family="text">
      <style:text-properties officeooo:rsid="000613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itoramento das condições climáticas dos Município da Região de Ribeirão Preto usado Apache Kafka e Grafana</text:p>
      <text:p text:style-name="P1"/>
      <text:p text:style-name="P1">1- Intrudução</text:p>
      <text:p text:style-name="P1"><text:tab/>Esse projeto tem como objetivo, propor um sistema de monitoramento climático para a região de Ribeirão <text:s/>Preto, usado apache kafka para a coleta de dados e Grafana para visualização e análise de dados em tempo real.</text:p>
      <text:p text:style-name="P1"/>
      <text:p text:style-name="P1">2 – Tecnologias utilizadas</text:p>
      <text:p text:style-name="P1">- Apache kafka para coleta e distribuição de dados</text:p>
      <text:p text:style-name="P1">- Python para a programação do produtor e consumidor</text:p>
      <text:p text:style-name="P1">- OpenWeatherAPI para obtenção dos dados de temperatura</text:p>
      <text:p text:style-name="P1">- Grafana para monitoramento e visualização dos dados coletados</text:p>
      <text:p text:style-name="P2"><text:span text:style-name="T1">- Docker para </text:span>Contêinerização <text:span text:style-name="T1">dos serviços</text:span></text:p>
      <text:p text:style-name="P2">- <text:span text:style-name="T1">Banco de dados Influxdb para </text:span><text:span text:style-name="T2">armazenamento de dados</text:span></text:p>
      <text:p text:style-name="P2"/>
      <text:p text:style-name="P1">3 – <text:span text:style-name="T2">Arquitetura do sistema</text:span></text:p>
      <text:p text:style-name="P1"/>
      <text:p text:style-name="P3"><text:span text:style-name="T2">3.1 – </text:span><text:span text:style-name="T1">Produtor Python: Um script python que coleta os dados da API OpenWeather dos segintes municípios: Barrinha, Brodowski, Cravinhos, Dumont, Guatapará,Jardinópolis,Pontal,Pradópolis,Ribeirão Preto,Santa Rita do Passa Quatro,São Simão,Serrana,Serra Azul,Sertãozinho e pública em um tópico Kafka</text:span></text:p>
      <text:p text:style-name="P4"/>
      <text:p text:style-name="P4">3.2 - <text:s/>O consumidor (Script Python) escuta o tópico do Kafka e grava os dados no influxdb</text:p>
      <text:p text:style-name="P4"/>
      <text:p text:style-name="P4">3.3 – O Grafana acessa o banco de dados e exibe os dados em tempo real no dashboard</text:p>
      <text:p text:style-name="P4"/>
      <text:p text:style-name="P4">4 - <text:s/>Gráficos e métricas</text:p>
      <text:p text:style-name="P1"/>
      <text:p text:style-name="P4">Foram propostos os seguintes gŕaficos: </text:p>
      <text:p text:style-name="P1"/>
      <text:p text:style-name="P4">4.1: Tabela com o Ângulo dos ventos: mostra a direção do vento junto com a velocidade.</text:p>
      <text:p text:style-name="P5"><text:span text:style-name="T2">4.2: <text:s text:c="2"/>Tabela com a velocidade dos ventos: Mostra os dados da velocidade do vento junto com a sua respectiva classificação na escala de B</text:span>eaufort.</text:p>
      <text:p text:style-name="P5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6">Força</text:p>
          </table:table-cell>
          <table:table-cell table:style-name="Tabela1.A1" office:value-type="string">
            <text:p text:style-name="P6">Velocidade do Vento (km/h)</text:p>
          </table:table-cell>
          <table:table-cell table:style-name="Tabela1.A1" office:value-type="string">
            <text:p text:style-name="P6">Descrição</text:p>
          </table:table-cell>
        </table:table-row>
        <table:table-row table:style-name="Tabela1.1">
          <table:table-cell table:style-name="Tabela1.A1" office:value-type="string">
            <text:p text:style-name="P6">0</text:p>
          </table:table-cell>
          <table:table-cell table:style-name="Tabela1.A1" office:value-type="string">
            <text:p text:style-name="P6">0 – 1</text:p>
          </table:table-cell>
          <table:table-cell table:style-name="Tabela1.A1" office:value-type="string">
            <text:p text:style-name="P6">Calmaria</text:p>
          </table:table-cell>
        </table:table-row>
        <table:table-row table:style-name="Tabela1.1">
          <table:table-cell table:style-name="Tabela1.A1" office:value-type="string">
            <text:p text:style-name="P6">1</text:p>
          </table:table-cell>
          <table:table-cell table:style-name="Tabela1.A1" office:value-type="string">
            <text:p text:style-name="P6">2 – 5</text:p>
          </table:table-cell>
          <table:table-cell table:style-name="Tabela1.A1" office:value-type="string">
            <text:p text:style-name="P6">Brisa muito leve</text:p>
          </table:table-cell>
        </table:table-row>
        <table:table-row table:style-name="Tabela1.1">
          <table:table-cell table:style-name="Tabela1.A1" office:value-type="string">
            <text:p text:style-name="P6">2</text:p>
          </table:table-cell>
          <table:table-cell table:style-name="Tabela1.A1" office:value-type="string">
            <text:p text:style-name="P6">6 – 11</text:p>
          </table:table-cell>
          <table:table-cell table:style-name="Tabela1.A1" office:value-type="string">
            <text:p text:style-name="P6">Brisa leve</text:p>
          </table:table-cell>
        </table:table-row>
        <table:table-row table:style-name="Tabela1.1">
          <table:table-cell table:style-name="Tabela1.A1" office:value-type="string">
            <text:p text:style-name="P6">3</text:p>
          </table:table-cell>
          <table:table-cell table:style-name="Tabela1.A1" office:value-type="string">
            <text:p text:style-name="P6">12 – 19</text:p>
          </table:table-cell>
          <table:table-cell table:style-name="Tabela1.A1" office:value-type="string">
            <text:p text:style-name="P6">Brisa fraca</text:p>
          </table:table-cell>
        </table:table-row>
        <table:table-row table:style-name="Tabela1.1">
          <table:table-cell table:style-name="Tabela1.A1" office:value-type="string">
            <text:p text:style-name="P6">4</text:p>
          </table:table-cell>
          <table:table-cell table:style-name="Tabela1.A1" office:value-type="string">
            <text:p text:style-name="P6">20 – 28</text:p>
          </table:table-cell>
          <table:table-cell table:style-name="Tabela1.A1" office:value-type="string">
            <text:p text:style-name="P6">Brisa moderada</text:p>
          </table:table-cell>
        </table:table-row>
        <table:table-row table:style-name="Tabela1.1">
          <table:table-cell table:style-name="Tabela1.A1" office:value-type="string">
            <text:p text:style-name="P6">5</text:p>
          </table:table-cell>
          <table:table-cell table:style-name="Tabela1.A1" office:value-type="string">
            <text:p text:style-name="P6">29 – 38</text:p>
          </table:table-cell>
          <table:table-cell table:style-name="Tabela1.A1" office:value-type="string">
            <text:p text:style-name="P6">Brisa forte</text:p>
          </table:table-cell>
        </table:table-row>
        <table:table-row table:style-name="Tabela1.1">
          <table:table-cell table:style-name="Tabela1.A1" office:value-type="string">
            <text:p text:style-name="P6">6</text:p>
          </table:table-cell>
          <table:table-cell table:style-name="Tabela1.A1" office:value-type="string">
            <text:p text:style-name="P6">39 – 49</text:p>
          </table:table-cell>
          <table:table-cell table:style-name="Tabela1.A1" office:value-type="string">
            <text:p text:style-name="P6">Vento fresco</text:p>
          </table:table-cell>
        </table:table-row>
        <table:table-row table:style-name="Tabela1.1">
          <table:table-cell table:style-name="Tabela1.A1" office:value-type="string">
            <text:p text:style-name="P6">7</text:p>
          </table:table-cell>
          <table:table-cell table:style-name="Tabela1.A1" office:value-type="string">
            <text:p text:style-name="P6">50 – 61</text:p>
          </table:table-cell>
          <table:table-cell table:style-name="Tabela1.A1" office:value-type="string">
            <text:p text:style-name="P6">Vento forte</text:p>
          </table:table-cell>
        </table:table-row>
        <table:table-row table:style-name="Tabela1.1">
          <table:table-cell table:style-name="Tabela1.A1" office:value-type="string">
            <text:p text:style-name="P6">8</text:p>
          </table:table-cell>
          <table:table-cell table:style-name="Tabela1.A1" office:value-type="string">
            <text:p text:style-name="P6">62 – 74</text:p>
          </table:table-cell>
          <table:table-cell table:style-name="Tabela1.A1" office:value-type="string">
            <text:p text:style-name="P6">Ventania</text:p>
          </table:table-cell>
        </table:table-row>
        <table:table-row table:style-name="Tabela1.1">
          <table:table-cell table:style-name="Tabela1.A1" office:value-type="string">
            <text:p text:style-name="P6">9</text:p>
          </table:table-cell>
          <table:table-cell table:style-name="Tabela1.A1" office:value-type="string">
            <text:p text:style-name="P6">75 – 88</text:p>
          </table:table-cell>
          <table:table-cell table:style-name="Tabela1.A1" office:value-type="string">
            <text:p text:style-name="P6">Ventania forte</text:p>
          </table:table-cell>
        </table:table-row>
        <table:table-row table:style-name="Tabela1.1">
          <table:table-cell table:style-name="Tabela1.A1" office:value-type="string">
            <text:p text:style-name="P6">10</text:p>
          </table:table-cell>
          <table:table-cell table:style-name="Tabela1.A1" office:value-type="string">
            <text:p text:style-name="P6">89 – 102</text:p>
          </table:table-cell>
          <table:table-cell table:style-name="Tabela1.A1" office:value-type="string">
            <text:p text:style-name="P6">Temporal</text:p>
          </table:table-cell>
        </table:table-row>
        <table:table-row table:style-name="Tabela1.1">
          <table:table-cell table:style-name="Tabela1.A1" office:value-type="string">
            <text:p text:style-name="P6">11</text:p>
          </table:table-cell>
          <table:table-cell table:style-name="Tabela1.A1" office:value-type="string">
            <text:p text:style-name="P6">103 – 117</text:p>
          </table:table-cell>
          <table:table-cell table:style-name="Tabela1.A1" office:value-type="string">
            <text:p text:style-name="P6">Tempestade violenta</text:p>
          </table:table-cell>
        </table:table-row>
        <table:table-row table:style-name="Tabela1.1">
          <table:table-cell table:style-name="Tabela1.A1" office:value-type="string">
            <text:p text:style-name="P6">12</text:p>
          </table:table-cell>
          <table:table-cell table:style-name="Tabela1.A1" office:value-type="string">
            <text:p text:style-name="P6">118 ou mais</text:p>
          </table:table-cell>
          <table:table-cell table:style-name="Tabela1.A1" office:value-type="string">
            <text:p text:style-name="P6">Furacão</text:p>
          </table:table-cell>
        </table:table-row>
      </table:table>
      <text:p text:style-name="P7"/>
      <text:p text:style-name="P7"/>
      <text:p text:style-name="P7"/>
      <text:p text:style-name="P7"/>
      <text:p text:style-name="P8"><text:soft-page-break/>4.3- Temperatura, umidade, velocidade , pressão atmosférica e <text:span text:style-name="T3">visibilidade, são exibidos com um card, mostrado o valor no momento, junto com um gráfico de linha mostrando o valor ao logo do tempo.</text:span></text:p>
      <text:p text:style-name="P8"/>
      <text:p text:style-name="P9">5- Diagrama de classe para o produtor e consumidor </text:p>
      <text:p text:style-name="P9"/>
      <text:p text:style-name="P9">6 – Demonstração do dashboar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6T11:13:04.759414918</meta:creation-date>
    <dc:date>2025-02-16T11:54:28.206328330</dc:date>
    <meta:editing-duration>PT16M57S</meta:editing-duration>
    <meta:editing-cycles>2</meta:editing-cycles>
    <meta:generator>LibreOffice/24.8.4.2$Linux_X86_64 LibreOffice_project/480$Build-2</meta:generator>
    <meta:document-statistic meta:table-count="1" meta:image-count="0" meta:object-count="0" meta:page-count="2" meta:paragraph-count="63" meta:word-count="343" meta:character-count="2040" meta:non-whitespace-character-count="1735"/>
  </office:meta>
</office:document-meta>
</file>